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E00000007EC98503803A11B3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false" fo:min-height="3.181cm"/>
    </style:style>
    <style:style style:name="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efau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auto-grow-height="false" fo:min-height="11.049cm"/>
    </style:style>
    <style:style style:name="pr6" style:family="presentation" style:parent-style-name="Default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EC98503803A11B39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EC98503803A11B39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EC98503803A11B39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EC98503803A11B39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EC98503803A11B39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EC98503803A11B39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EC98503803A11B39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EC98503803A11B39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EC98503803A11B39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EC98503803A11B39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SQL Injection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1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QL Injection&#9;" draw:style-name="dp1" draw:master-page-name="Default" presentation:presentation-page-layout-name="AL2T11">
        <draw:frame draw:name="Title 1" presentation:style-name="pr1" draw:layer="layout" svg:width="22.859cm" svg:height="3.181cm" svg:x="1.301cm" svg:y="0.715cm" presentation:class="title" presentation:user-transformed="true">
          <draw:text-box>
            <text:p>SQL Injection<text:tab/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 program takes user input and creates an SQL query using string concatenation. </text:p>
              </text:list-item>
              <text:list-item>
                <text:p>For example, suppose the user is prompted for user name and password. </text:p>
              </text:list-item>
              <text:list-item>
                <text:p>And then creates a query using as follows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QL Injection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QL Injection</text:p>
          </draw:text-box>
        </draw:frame>
        <draw:custom-shape draw:name="TextBox 4" draw:style-name="gr2" draw:text-style-name="P7" draw:layer="layout" svg:width="19.591cm" svg:height="2.537cm" svg:x="2.083cm" svg:y="5.953cm">
          <text:p text:style-name="P6"><text:span text:style-name="T3">String queryString = "SELECT NAME, PASSWORD FROM USERS </text:span></text:p>
          <text:p text:style-name="P6"><text:span text:style-name="T3"><text:tab/></text:span><text:span text:style-name="T3">WHERE NAME = ' "+ name + " ' AND PASSWORD = ' </text:span></text:p>
          <text:p text:style-name="P6"><text:span text:style-name="T3"><text:tab/></text:span><text:span text:style-name="T3"><text:tab/></text:span><text:span text:style-name="T3">" + password + " ' " <text:s/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008cm" svg:height="10.218cm" svg:x="2.693cm" svg:y="2.07cm" draw:page-number="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QL Injection Tricks – SQL comment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QL Injection Tricks – SQL comment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ELECT * FROM User WHERE UserName = 'john' - - ' AND Password = ' <text:s/>'</text:p>
              </text:list-item>
              <text:list-item>
                <text:p>-- SQL comment. </text:p>
              </text:list-item>
              <text:list-item>
                <text:p>The user can enter </text:p>
                <text:list>
                  <text:list-item>
                    <text:p>john' - -</text:p>
                  </text:list-item>
                </text:list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QL Injection Tricks - Using OR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QL Injection Tricks - Using OR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ERE Username = 'john' OR false AND password = ''</text:p>
              </text:list-item>
              <text:list-item>
                <text:p>AND has higher precedence than OR.</text:p>
              </text:list-item>
              <text:list-item>
                <text:p>Extracts all johns from the database.</text:p>
              </text:list-item>
              <text:list-item>
                <text:p>Input</text:p>
                <text:list>
                  <text:list-item>
                    <text:p>john' OR 'a'='b</text:p>
                  </text:list-item>
                </text:list>
              </text:list-item>
              <text:list-item>
                <text:p>Becomes</text:p>
                <text:list>
                  <text:list-item>
                    <text:p>Username = 'john' OR 'a'='b' AND ....</text:p>
                  </text:list-item>
                </text:list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QL Injection Tricks - Numbers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QL Injection Tricks - Number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custId should be a number but an untyped scripting language doesn′t check it</text:p>
              </text:list-item>
              <text:list-item>
                <text:p>WHERE CustId = custId</text:p>
              </text:list-item>
              <text:list-item>
                <text:p>WHERE CustId = custId ; DELETE * FROM CUSTOMER</text:p>
              </text:list-item>
              <text:list-item>
                <text:p>The ; terminates the first statement.</text:p>
              </text:list-item>
              <text:list-item>
                <text:p>Any SQL could follow the ;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6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olutions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olution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Never construct SQL statements using String concatenation.</text:p>
              </text:list-item>
              <text:list-item>
                <text:p>Use PreparedStatements or the equivalent.</text:p>
              </text:list-item>
              <text:list-item>
                <text:p>If not you would need to check user input values (possibly using regular expressions), and checking for all possible meta-characters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olution - Java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olution - Java</text:p>
          </draw:text-box>
        </draw:frame>
        <draw:frame draw:name="Content Placeholder 2" presentation:style-name="pr5" draw:layer="layout" svg:width="22.938cm" svg:height="2.698cm" svg:x="1.27cm" svg:y="4.445cm" presentation:class="outline" presentation:user-transformed="true">
          <draw:text-box>
            <text:list text:style-name="L3">
              <text:list-item>
                <text:p>Java – Use PreparedStatements.</text:p>
              </text:list-item>
            </text:list>
          </draw:text-box>
        </draw:frame>
        <draw:custom-shape draw:name="TextBox 3" draw:style-name="gr2" draw:text-style-name="P7" draw:layer="layout" svg:width="22.436cm" svg:height="6.347cm" svg:x="1.514cm" svg:y="7.739cm">
          <text:p text:style-name="P6"><text:span text:style-name="T3">String queryString = "SELECT NAME, PASSWORD FROM USERS </text:span></text:p>
          <text:p text:style-name="P6"><text:span text:style-name="T3"><text:tab/></text:span><text:span text:style-name="T3"><text:tab/></text:span><text:span text:style-name="T3"><text:tab/></text:span><text:span text:style-name="T3">WHERE NAME = ? AND PASSWORD = ?";</text:span></text:p>
          <text:p text:style-name="P6"><text:span text:style-name="T3"/></text:p>
          <text:p text:style-name="P6"><text:span text:style-name="T3">PreparedStatement preparedStatement = con.prepareStatement(queryString);</text:span></text:p>
          <text:p text:style-name="P6"><text:span text:style-name="T3">preparedStatement.setString(1, name) ;</text:span></text:p>
          <text:p text:style-name="P6"><text:span text:style-name="T3">preparedStatement.setString(2, password) ;</text:span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008cm" svg:height="10.218cm" svg:x="2.693cm" svg:y="2.07cm" draw:page-number="8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EC98503803A11B39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EC98503803A11B39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EC98503803A11B39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EC98503803A11B39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EC98503803A11B39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EC98503803A11B39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EC98503803A11B39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EC98503803A11B39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EC98503803A11B39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EC98503803A11B39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77216f" draw:fill="none" draw:auto-grow-height="false" draw:fit-to-size="shrink-to-fit" style:shrink-to-fit="true">
        <text:list-style style:name="Default-outline1">
          <text:list-level-style-image text:level="1" xlink:href="Pictures/100002000000000E00000007EC98503803A11B39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EC98503803A11B39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EC98503803A11B39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EC98503803A11B39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EC98503803A11B39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EC98503803A11B39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EC98503803A11B39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EC98503803A11B39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EC98503803A11B39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EC98503803A11B39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3.223cm" svg:height="3.232cm" svg:x="1.27cm" svg:y="0.759cm" presentation:class="title" presentation:placeholder="true">
        <draw:text-box/>
      </draw:frame>
      <draw:frame presentation:style-name="Default-outline1" draw:layer="backgroundobjects" svg:width="23.223cm" svg:height="12.415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008cm" svg:height="10.218cm" svg:x="2.693cm" svg:y="2.07cm" presentation:class="page"/>
        <draw:frame presentation:style-name="Default-notes" draw:layer="backgroundobjects" svg:width="14.717cm" svg:height="12.262cm" svg:x="1.839cm" svg:y="12.944cm" presentation:class="notes" presentation:placeholder="true">
          <draw:text-box/>
        </draw:frame>
        <draw:frame presentation:style-name="Mpr5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Jacob</meta:initial-creator>
    <dc:creator>Paul Jacob</dc:creator>
    <meta:editing-cycles>71</meta:editing-cycles>
    <meta:print-date>2000-10-03T11:11:38</meta:print-date>
    <meta:creation-date>2000-05-11T18:21:41</meta:creation-date>
    <dc:date>2018-03-08T11:23:09.476492597</dc:date>
    <meta:editing-duration>PT28M58S</meta:editing-duration>
    <meta:generator>LibreOffice/5.4.5.1$Linux_X86_64 LibreOffice_project/79c9829dd5d8054ec39a82dc51cd9eff340dbee8</meta:generator>
    <meta:document-statistic meta:object-count="67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paul" xlink:href=""/>
  </office:meta>
</office:document-meta>
</file>